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4" style:parent-style-name="ListParagraph" style:list-style-name="LFO1" style:family="paragraph"/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family="paragraph">
      <style:paragraph-properties fo:margin-left="0.75in">
        <style:tab-stops/>
      </style:paragraph-properties>
    </style:style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text-properties fo:color="#70AD47"/>
    </style:style>
    <style:style style:name="P13" style:parent-style-name="ListParagraph" style:family="paragraph">
      <style:text-properties fo:color="#70AD47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Roboto" fo:color="#000000" fo:background-color="#EEFFDE"/>
    </style:style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70AD47" fo:background-color="#EEFFDE"/>
    </style:style>
    <style:style style:name="P18" style:parent-style-name="ListParagraph" style:list-style-name="LFO1" style:family="paragraph">
      <style:text-properties fo:font-weight="bold" style:font-weight-asian="bold" style:font-weight-complex="bold"/>
    </style:style>
    <style:style style:name="P19" style:parent-style-name="ListParagraph" style:family="paragraph">
      <style:text-properties fo:font-weight="bold" style:font-weight-asian="bold" style:font-weight-complex="bold"/>
    </style:style>
    <style:style style:name="P20" style:parent-style-name="ListParagraph" style:list-style-name="LFO2" style:family="paragraph"/>
    <style:style style:name="P21" style:parent-style-name="HTMLPreformatted" style:list-style-name="LFO2" style:family="paragraph">
      <style:paragraph-properties style:vertical-align="baseline"/>
      <style:text-properties style:font-name="var(--ff-mono)"/>
    </style:style>
    <style:style style:name="P22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23" style:parent-style-name="HTMLCode" style:family="text">
      <style:text-properties style:font-name="inherit"/>
    </style:style>
    <style:style style:name="T24" style:parent-style-name="hljs-string" style:family="text">
      <style:text-properties style:font-name="inherit"/>
    </style:style>
    <style:style style:name="T25" style:parent-style-name="hljs-string" style:family="text">
      <style:text-properties style:font-name="inherit"/>
    </style:style>
    <style:style style:name="P26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2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28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>
      <style:graphic-properties draw:fill="none" draw:stroke="non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I delete the early_stopping for now. Because it stopst the training too early like at 16. epoch</text:p>
        </text:list-item>
      </text:list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2">Okk I don’t know why but my code start training with too high loss and val acc doesn’t increase. So I will start from manos’s code and do<text:s/>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soft-page-break/>
      <text:p text:style-name="Normal">Starting from the beginning.<text:s/></text:p>
      <text:list text:style-name="LFO1" text:continue-numbering="true">
        <text:list-item>
          <text:p text:style-name="P4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5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6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7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8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9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0"/>
      <text:p text:style-name="P11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2">In transfer learning, learning rate should be very very low</text:p>
      <text:p text:style-name="P13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4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5">In general, all weights are trainable weights. The only built-in layer that has non-trainable weights is the BatchNormalization layer. It uses non-trainable weights to keep track of the mean and variance of its input</text:span><text:span text:style-name="T16">s during training.</text:span><text:span text:style-name="T17"><text:s/>OKK its normal</text:span></text:p>
      <text:p text:style-name="ListParagraph"/>
      <text:p text:style-name="ListParagraph"/>
      <text:list text:style-name="LFO1" text:continue-numbering="true">
        <text:list-item>
          <text:p text:style-name="P18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Normal"><draw:custom-shape svg:x="0in" svg:y="0in" svg:width="0.33264in" svg:height="0.33264in" draw:id="id0" draw:style-name="a19" draw:name="Rectangle 7" text:anchor-type="as-char"><svg:title/><svg:desc/><draw:enhanced-geometry draw:type="non-primitive" svg:viewBox="0 0 21600 21600" draw:enhanced-path="M 0 0 L 21600 0 21600 21600 0 21600 Z N"/></draw:custom-shape></text:p>
      <text:p text:style-name="ListParagraph"/>
      <text:p text:style-name="ListParagraph"/>
      <text:p text:style-name="ListParagraph"/>
      <text:p text:style-name="P19">Additional Info I had during the experiments</text:p>
      <text:p text:style-name="ListParagraph"/>
      <text:list text:style-name="LFO2" text:continue-numbering="true">
        <text:list-item>
          <text:p text:style-name="P20"><text:line-break/><text:line-break/><text:line-break/><text:line-break/><text:line-break/><text:line-break/><text:line-break/><text:line-break/><text:line-break/><text:line-break/><draw:frame draw:z-index="251659264" draw:style-name="a20" draw:name="Picture 2" text:anchor-type="paragraph" svg:x="0.76667in" svg:y="0.09167in" svg:width="6.5in" svg:height="1.89167in" style:rel-width="scale" style:rel-height="scale"><draw:image xlink:href="media/image20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21"><text:s text:c="2"/></text:p>
        </text:list-item>
      </text:list>
      <text:p text:style-name="P22"><text:span text:style-name="T23">conda install<text:s/></text:span><text:span text:style-name="T24">h5py==2.10.0 <text:s text:c="2"/>otherwise load.model gives<text:s/></text:span><text:span text:style-name="T25">"AttributeError: 'str' object has no attribute 'decode' " , while Loading a Keras Saved Model</text:span></text:p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yağmur çiğdem aktaş</dc:creator>
    <meta:creation-date>2021-10-12T12:26:00Z</meta:creation-date>
    <dc:date>2021-10-12T20:21:00Z</dc:date>
    <meta:print-date>2021-10-12T17:09:00Z</meta:print-date>
    <meta:template xlink:href="Normal" xlink:type="simple"/>
    <meta:editing-cycles>5</meta:editing-cycles>
    <meta:editing-duration>PT13800S</meta:editing-duration>
    <meta:document-statistic meta:page-count="9" meta:paragraph-count="3" meta:word-count="273" meta:character-count="1828" meta:row-count="12" meta:non-whitespace-character-count="1558"/>
  </office:meta>
</office:document-meta>
</file>